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639in" style:rel-column-width="15312*"/>
    </style:style>
    <style:style style:name="Table1.B" style:family="table-column">
      <style:table-column-properties style:column-width="3in" style:rel-column-width="29374*"/>
    </style:style>
    <style:style style:name="Table1.C" style:family="table-column">
      <style:table-column-properties style:column-width="2.1292in" style:rel-column-width="20849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4" style:family="table">
      <style:table-properties style:width="1.4868in" table:align="margins"/>
    </style:style>
    <style:style style:name="Table4.A" style:family="table-column">
      <style:table-column-properties style:column-width="1.4868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9236in" table:align="margins"/>
    </style:style>
    <style:style style:name="Table5.A" style:family="table-column">
      <style:table-column-properties style:column-width="2.9236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4" style:family="table">
      <style:table-properties style:width="1.4868in" table:align="margins"/>
    </style:style>
    <style:style style:name="Table4.A" style:family="table-column">
      <style:table-column-properties style:column-width="1.4868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9236in" table:align="margins"/>
    </style:style>
    <style:style style:name="Table5.A" style:family="table-column">
      <style:table-column-properties style:column-width="2.9236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3in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3.3465in" style:rel-column-width="32767*"/>
    </style:style>
    <style:style style:name="Table24.B" style:family="table-column">
      <style:table-column-properties style:column-width="3.3465in" style:rel-column-width="32768*"/>
    </style:style>
    <style:style style:name="Table24.A1" style:family="table-cell">
      <style:table-cell-properties fo:padding="0.0382in" fo:border-left="0.5pt solid #000000" fo:border-right="none" fo:border-top="0.5pt solid #000000" fo:border-bottom="none"/>
    </style:style>
    <style:style style:name="Table24.B1" style:family="table-cell">
      <style:table-cell-properties fo:padding="0.0382in" fo:border-left="none" fo:border-right="0.5pt solid #000000" fo:border-top="0.5pt solid #000000" fo:border-bottom="none"/>
    </style:style>
    <style:style style:name="Table24.A2" style:family="table-cell">
      <style:table-cell-properties fo:padding="0.0382in" fo:border-left="0.5pt solid #000000" fo:border-right="0.5pt solid #000000" fo:border-top="none" fo:border-bottom="none"/>
    </style:style>
    <style:style style:name="Table24.A3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3.2708in" table:align="margins"/>
    </style:style>
    <style:style style:name="Table25.A" style:family="table-column">
      <style:table-column-properties style:column-width="1.066in" style:rel-column-width="1535*"/>
    </style:style>
    <style:style style:name="Table25.B" style:family="table-column">
      <style:table-column-properties style:column-width="1.1243in" style:rel-column-width="1619*"/>
    </style:style>
    <style:style style:name="Table25.C" style:family="table-column">
      <style:table-column-properties style:column-width="1.0806in" style:rel-column-width="1556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25" style:family="table">
      <style:table-properties style:width="3.2708in" table:align="margins"/>
    </style:style>
    <style:style style:name="Table25.A" style:family="table-column">
      <style:table-column-properties style:column-width="1.066in" style:rel-column-width="1535*"/>
    </style:style>
    <style:style style:name="Table25.B" style:family="table-column">
      <style:table-column-properties style:column-width="1.1243in" style:rel-column-width="1619*"/>
    </style:style>
    <style:style style:name="Table25.C" style:family="table-column">
      <style:table-column-properties style:column-width="1.0806in" style:rel-column-width="1556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B1" style:family="table-cell">
      <style:table-cell-properties fo:padding="0.0382in" fo:border-left="none" fo:border-right="0.5pt solid #000000" fo:border-top="0.5pt solid #000000" fo:border-bottom="none"/>
    </style:style>
    <style:style style:name="Table8.A2" style:family="table-cell">
      <style:table-cell-properties fo:padding="0.0382in" fo:border-left="0.5pt solid #000000" fo:border-right="0.5pt solid #000000" fo:border-top="none" fo:border-bottom="none"/>
    </style:style>
    <style:style style:name="Table8.A3" style:family="table-cell">
      <style:table-cell-properties style:vertical-align="middle" fo:padding="0.0382in" fo:border-left="0.5pt solid #000000" fo:border-right="none" fo:border-top="none" fo:border-bottom="none"/>
    </style:style>
    <style:style style:name="Table8.B3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3.2708in" table:align="margins"/>
    </style:style>
    <style:style style:name="Table10.A" style:family="table-column">
      <style:table-column-properties style:column-width="1.0903in" style:rel-column-width="21845*"/>
    </style:style>
    <style:style style:name="Table10.A1" style:family="table-cell">
      <style:table-cell-properties fo:padding="0.0382in" fo:border-left="none" fo:border-right="none" fo:border-top="none" fo:border-bottom="0.5pt solid #000000"/>
    </style:style>
    <style:style style:name="Table10" style:family="table">
      <style:table-properties style:width="3.2708in" table:align="margins"/>
    </style:style>
    <style:style style:name="Table10.A" style:family="table-column">
      <style:table-column-properties style:column-width="1.0903in" style:rel-column-width="21845*"/>
    </style:style>
    <style:style style:name="Table10.A1" style:family="table-cell">
      <style:table-cell-properties fo:padding="0.0382in" fo:border-left="none" fo:border-right="none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2479in" style:rel-column-width="51384*"/>
    </style:style>
    <style:style style:name="Table15.B" style:family="table-column">
      <style:table-column-properties style:column-width="0.5618in" style:rel-column-width="5500*"/>
    </style:style>
    <style:style style:name="Table15.C" style:family="table-column">
      <style:table-column-properties style:column-width="0.8833in" style:rel-column-width="8651*"/>
    </style:style>
    <style:style style:name="Table15.A1" style:family="table-cell">
      <style:table-cell-properties fo:padding="0.0382in" fo:border-left="0.5pt solid #000000" fo:border-right="none" fo:border-top="0.5pt solid #000000" fo:border-bottom="none"/>
    </style:style>
    <style:style style:name="Table15.B1" style:family="table-cell">
      <style:table-cell-properties fo:padding="0.0382in" fo:border-left="none" fo:border-right="none" fo:border-top="0.5pt solid #000000" fo:border-bottom="none"/>
    </style:style>
    <style:style style:name="Table15.C1" style:family="table-cell">
      <style:table-cell-properties fo:padding="0.0382in" fo:border-left="none" fo:border-right="0.5pt solid #000000" fo:border-top="0.5pt solid #000000" fo:border-bottom="none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-left="0.5pt solid #000000" fo:border-right="none" fo:border-top="0.5pt solid #000000" fo:border-bottom="none"/>
    </style:style>
    <style:style style:name="Table14.B1" style:family="table-cell">
      <style:table-cell-properties fo:padding="0.0382in" fo:border-left="none" fo:border-right="0.5pt solid #000000" fo:border-top="0.5pt solid #000000" fo:border-bottom="none"/>
    </style:style>
    <style:style style:name="Table1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3.2708in" table:align="margins"/>
    </style:style>
    <style:style style:name="Table28.A" style:family="table-column">
      <style:table-column-properties style:column-width="1.0903in" style:rel-column-width="2184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24761*"/>
    </style:style>
    <style:style style:name="Table29.B" style:family="table-column">
      <style:table-column-properties style:column-width="4.1167in" style:rel-column-width="40774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708in" table:align="margins"/>
    </style:style>
    <style:style style:name="Table28.A" style:family="table-column">
      <style:table-column-properties style:column-width="1.0903in" style:rel-column-width="2184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24761*"/>
    </style:style>
    <style:style style:name="Table29.B" style:family="table-column">
      <style:table-column-properties style:column-width="4.1167in" style:rel-column-width="40774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0.5pt solid #000000" fo:border-top="0.5pt solid #000000" fo:border-bottom="none"/>
    </style:style>
    <style:style style:name="Table12.2" style:family="table-row">
      <style:table-row-properties style:min-row-height="1in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6" style:family="table">
      <style:table-properties style:width="6.6931in" table:align="margins" fo:background-color="transparent">
        <style:background-image/>
      </style:table-properties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3" style:family="paragraph" style:parent-style-name="Table_20_Contents">
      <style:text-properties fo:font-weight="bold" officeooo:rsid="001a116f" officeooo:paragraph-rsid="001a116f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0.5pt" officeooo:rsid="001a116f" officeooo:paragraph-rsid="001e150b" style:font-size-asian="10.5pt" style:font-size-complex="10.5pt"/>
    </style:style>
    <style:style style:name="P6" style:family="paragraph" style:parent-style-name="Table_20_Contents">
      <style:text-properties fo:font-size="10.5pt" style:font-size-asian="10.5pt" style:font-size-complex="10.5pt"/>
    </style:style>
    <style:style style:name="P7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1a8e41" style:font-size-asian="10.5pt" style:font-size-complex="10.5pt"/>
    </style:style>
    <style:style style:name="P8" style:family="paragraph" style:parent-style-name="Table_20_Contents">
      <style:text-properties fo:font-size="10.5pt" fo:font-weight="bold" officeooo:rsid="001a8e41" officeooo:paragraph-rsid="001a8e41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font-size="10.5pt" fo:font-weight="bold" officeooo:rsid="001fb4c4" officeooo:paragraph-rsid="001fb4c4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1a8e4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327293" officeooo:paragraph-rsid="00327293" style:font-size-asian="10.5pt" style:font-weight-asian="bold" style:font-size-complex="10.5pt" style:font-weight-complex="bold"/>
    </style:style>
    <style:style style:name="P12" style:family="paragraph" style:parent-style-name="Standard">
      <style:text-properties officeooo:paragraph-rsid="00246bdf"/>
    </style:style>
    <style:style style:name="P13" style:family="paragraph" style:parent-style-name="Table_20_Contents">
      <style:text-properties officeooo:paragraph-rsid="00246bdf"/>
    </style:style>
    <style:style style:name="P14" style:family="paragraph" style:parent-style-name="Standard">
      <style:text-properties officeooo:paragraph-rsid="00255a65"/>
    </style:style>
    <style:style style:name="P15" style:family="paragraph" style:parent-style-name="Table_20_Contents">
      <style:paragraph-properties fo:margin-top="0in" fo:margin-bottom="0in" style:contextual-spacing="false"/>
      <style:text-properties officeooo:paragraph-rsid="00255a65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8pt" officeooo:rsid="001c7c56" officeooo:paragraph-rsid="001c7c56" style:font-name-asian="Liberation Serif1" style:font-size-asian="8pt" style:font-name-complex="Liberation Serif1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1c7c56" style:font-name-asian="Liberation Serif1" style:font-size-asian="8pt" style:font-name-complex="Liberation Serif1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21da3f" style:font-name-asian="Liberation Serif1" style:font-size-asian="8pt" style:font-name-complex="Liberation Serif1" style:font-size-complex="8pt"/>
    </style:style>
    <style:style style:name="P1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2pt" officeooo:rsid="00164c8b" officeooo:paragraph-rsid="0027d78c" style:font-name-asian="Liberation Serif1" style:font-size-asian="12pt" style:font-name-complex="Liberation Serif1" style:font-size-complex="12pt"/>
    </style:style>
    <style:style style:name="P2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ce0f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55a65" style:font-name-asian="Liberation Serif1" style:font-size-asian="10pt" style:font-name-complex="Liberation Serif1" style:font-size-complex="10pt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86f1e" style:font-name-asian="Liberation Serif1" style:font-size-asian="10pt" style:font-name-complex="Liberation Serif1" style:font-size-complex="10pt"/>
    </style:style>
    <style:style style:name="P2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c6bb6" style:font-name-asian="Liberation Serif1" style:font-size-asian="10pt" style:font-name-complex="Liberation Serif1" style:font-size-complex="10pt"/>
    </style:style>
    <style:style style:name="P2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42e9b" style:font-name-asian="Liberation Serif1" style:font-size-asian="10pt" style:font-name-complex="Liberation Serif1" style:font-size-complex="10pt"/>
    </style:style>
    <style:style style:name="P2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58a8c" style:font-name-asian="Liberation Serif1" style:font-size-asian="10pt" style:font-name-complex="Liberation Serif1" style:font-size-complex="10pt"/>
    </style:style>
    <style:style style:name="P2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fo:font-style="italic" officeooo:rsid="00164c8b" officeooo:paragraph-rsid="00255a65" style:font-name-asian="Liberation Serif1" style:font-size-asian="10pt" style:font-style-asian="italic" style:font-name-complex="Liberation Serif1" style:font-size-complex="10pt" style:font-style-complex="italic"/>
    </style:style>
    <style:style style:name="P2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327293" style:font-name-asian="Liberation Serif1" style:font-size-asian="10pt" style:font-name-complex="Liberation Serif1" style:font-size-complex="10pt"/>
    </style:style>
    <style:style style:name="P2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246bdf" style:font-name-asian="Liberation Serif1" style:font-size-asian="10pt" style:font-name-complex="Liberation Serif1" style:font-size-complex="10pt"/>
    </style:style>
    <style:style style:name="P2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255a65" style:font-name-asian="Liberation Serif1" style:font-size-asian="10pt" style:font-name-complex="Liberation Serif1" style:font-size-complex="10pt"/>
    </style:style>
    <style:style style:name="P3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27d78c" style:font-name-asian="Liberation Serif1" style:font-size-asian="10.5pt" style:font-name-complex="Liberation Serif1" style:font-size-complex="10.5pt"/>
    </style:style>
    <style:style style:name="P3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3a5782" style:font-name-asian="Liberation Serif1" style:font-size-asian="10.5pt" style:font-name-complex="Liberation Serif1" style:font-size-complex="10.5pt"/>
    </style:style>
    <style:style style:name="P32" style:family="paragraph" style:parent-style-name="Table_20_Contents">
      <style:text-properties style:font-name="Liberation Serif1" fo:font-size="10.5pt" style:font-name-asian="Liberation Serif1" style:font-size-asian="10.5pt" style:font-name-complex="Liberation Serif1" style:font-size-complex="10.5pt"/>
    </style:style>
    <style:style style:name="P33" style:family="paragraph" style:parent-style-name="Table_20_Contents">
      <style:text-properties style:font-name="Liberation Serif1" fo:font-size="10.5pt" officeooo:rsid="0027d78c" officeooo:paragraph-rsid="0027d78c" style:font-name-asian="Liberation Serif1" style:font-size-asian="10.5pt" style:font-name-complex="Liberation Serif1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 fo:font-size="10.5pt" fo:font-weight="bold" officeooo:rsid="0027d78c" officeooo:paragraph-rsid="0027d78c" style:font-name-asian="Liberation Serif1" style:font-size-asian="10.5pt" style:font-weight-asian="bold" style:font-name-complex="Liberation Serif1" style:font-size-complex="10.5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8pt" officeooo:rsid="0014ab39" officeooo:paragraph-rsid="001c7c56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font-size="8pt" officeooo:rsid="0014ab39" officeooo:paragraph-rsid="0021da3f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officeooo:rsid="001e150b" officeooo:paragraph-rsid="001e150b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fo:font-size="8pt" officeooo:paragraph-rsid="0021da3f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1e150b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1e150b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8pt" fo:font-weight="bold" officeooo:rsid="0014ab39" officeooo:paragraph-rsid="00386158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214d57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21da3f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8pt" fo:font-weight="bold" officeooo:rsid="00378172" officeooo:paragraph-rsid="00386158" style:font-size-asian="8pt" style:font-weight-asian="bold" style:font-size-complex="8pt" style:font-weight-complex="bold"/>
    </style:style>
    <style:style style:name="P46" style:family="paragraph" style:parent-style-name="Table_20_Contents">
      <style:text-properties fo:font-size="10pt" fo:font-weight="bold" officeooo:rsid="001e150b" officeooo:paragraph-rsid="001e150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font-weight="bold" officeooo:rsid="0024ce0f" officeooo:paragraph-rsid="0024ce0f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fo:font-size="10pt" fo:font-weight="normal" officeooo:rsid="001a116f" officeooo:paragraph-rsid="001e150b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386158" style:font-size-asian="10pt" style:font-weight-asian="normal" style:font-size-complex="10pt" style:font-weight-complex="normal"/>
    </style:style>
    <style:style style:name="P50" style:family="paragraph" style:parent-style-name="Table_20_Contents">
      <style:text-properties fo:font-size="10pt" fo:font-style="italic" officeooo:rsid="0024ce0f" officeooo:paragraph-rsid="0024ce0f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2cc6f7" officeooo:paragraph-rsid="002cc6f7" style:font-size-asian="8.75pt" style:font-style-asian="italic" style:font-size-complex="10pt" style:font-style-complex="italic"/>
    </style:style>
    <style:style style:name="P52" style:family="paragraph" style:parent-style-name="Table_20_Contents">
      <style:text-properties fo:font-size="10pt" officeooo:paragraph-rsid="00327293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4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1e150b" style:font-size-asian="14pt" style:font-weight-asian="bold" style:font-size-complex="14pt" style:font-weight-complex="bold"/>
    </style:style>
    <style:style style:name="P55" style:family="paragraph" style:parent-style-name="Table_20_Contents">
      <style:text-properties fo:font-size="14pt" style:text-underline-style="solid" style:text-underline-width="auto" style:text-underline-color="font-color" fo:font-weight="bold" officeooo:rsid="0024ce0f" officeooo:paragraph-rsid="0024ce0f" style:font-size-asian="14pt" style:font-weight-asian="bold" style:font-size-complex="14pt" style:font-weight-complex="bold"/>
    </style:style>
    <style:style style:name="P56" style:family="paragraph" style:parent-style-name="Table_20_Contents">
      <style:text-properties fo:font-size="14pt" style:text-underline-style="solid" style:text-underline-width="auto" style:text-underline-color="font-color" fo:font-weight="bold" officeooo:rsid="00255a65" officeooo:paragraph-rsid="00255a65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fo:font-size="14pt" style:text-underline-style="solid" style:text-underline-width="auto" style:text-underline-color="font-color" fo:font-weight="bold" officeooo:rsid="0027d78c" officeooo:paragraph-rsid="0027d78c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fo:font-size="14pt" style:text-underline-style="solid" style:text-underline-width="auto" style:text-underline-color="font-color" fo:font-weight="bold" officeooo:rsid="00327293" officeooo:paragraph-rsid="00327293" style:font-size-asian="14pt" style:font-weight-asian="bold" style:font-size-complex="14pt" style:font-weight-complex="bold"/>
    </style:style>
    <style:style style:name="P59" style:family="paragraph" style:parent-style-name="Table_20_Contents">
      <style:text-properties fo:font-size="14pt" style:text-underline-style="solid" style:text-underline-width="auto" style:text-underline-color="font-color" fo:font-weight="bold" officeooo:rsid="00342e9b" officeooo:paragraph-rsid="00342e9b" style:font-size-asian="14pt" style:font-weight-asian="bold" style:font-size-complex="14pt" style:font-weight-complex="bold"/>
    </style:style>
    <style:style style:name="P60" style:family="paragraph" style:parent-style-name="Table_20_Contents">
      <style:text-properties fo:font-size="14pt" style:text-underline-style="solid" style:text-underline-width="auto" style:text-underline-color="font-color" fo:font-weight="bold" officeooo:rsid="00143e4d" officeooo:paragraph-rsid="003b9b19" style:font-size-asian="14pt" style:font-weight-asian="bold" style:font-size-complex="14pt" style:font-weight-complex="bold"/>
    </style:style>
    <style:style style:name="P61" style:family="paragraph" style:parent-style-name="Table_20_Contents">
      <style:text-properties officeooo:rsid="002454b3" officeooo:paragraph-rsid="00246bdf"/>
    </style:style>
    <style:style style:name="P62" style:family="paragraph" style:parent-style-name="Table_20_Contents">
      <style:text-properties officeooo:rsid="002454b3" officeooo:paragraph-rsid="00255a65"/>
    </style:style>
    <style:style style:name="P63" style:family="paragraph" style:parent-style-name="Table_20_Contents">
      <style:text-properties officeooo:rsid="002454b3" officeooo:paragraph-rsid="002c6bb6"/>
    </style:style>
    <style:style style:name="P64" style:family="paragraph" style:parent-style-name="Table_20_Contents">
      <style:text-properties officeooo:rsid="002454b3" officeooo:paragraph-rsid="00327293"/>
    </style:style>
    <style:style style:name="P65" style:family="paragraph" style:parent-style-name="Text_20_body">
      <style:paragraph-properties fo:margin-top="0in" fo:margin-bottom="0in" style:contextual-spacing="false"/>
    </style:style>
    <style:style style:name="P66" style:family="paragraph" style:parent-style-name="Standard">
      <style:text-properties officeooo:paragraph-rsid="001fb4c4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2dfddb" officeooo:paragraph-rsid="002dfddb" style:font-style-asian="italic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327293" officeooo:paragraph-rsid="00327293" style:font-style-asian="italic" style:font-style-complex="italic"/>
    </style:style>
    <style:style style:name="P69" style:family="paragraph" style:parent-style-name="Standard">
      <style:text-properties officeooo:paragraph-rsid="002c6bb6"/>
    </style:style>
    <style:style style:name="P70" style:family="paragraph" style:parent-style-name="Standard">
      <style:text-properties officeooo:paragraph-rsid="00327293"/>
    </style:style>
    <style:style style:name="P71" style:family="paragraph" style:parent-style-name="Standard">
      <style:text-properties officeooo:paragraph-rsid="0021da3f"/>
    </style:style>
    <style:style style:name="P72" style:family="paragraph" style:parent-style-name="Table_20_Contents">
      <style:paragraph-properties fo:text-align="center" style:justify-single-word="false"/>
      <style:text-properties fo:color="#b2b2b2" loext:opacity="100%" fo:font-style="italic" officeooo:rsid="00327293" officeooo:paragraph-rsid="00327293" style:font-style-asian="italic" style:font-style-complex="italic"/>
    </style:style>
    <style:style style:name="P73" style:family="paragraph" style:parent-style-name="Table_20_Contents">
      <style:text-properties fo:color="#b2b2b2" loext:opacity="100%" fo:font-style="italic" officeooo:rsid="00327293" officeooo:paragraph-rsid="00327293" style:font-style-asian="italic" style:font-style-complex="italic"/>
    </style:style>
    <style:style style:name="P74" style:family="paragraph" style:parent-style-name="Footnote">
      <style:text-properties officeooo:rsid="00386158" officeooo:paragraph-rsid="00386158"/>
    </style:style>
    <style:style style:name="P7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d93f7" style:font-name-asian="Liberation Serif1" style:font-size-asian="10pt" style:font-name-complex="Liberation Serif1" style:font-size-complex="10pt"/>
    </style:style>
    <style:style style:name="T1" style:family="text">
      <style:text-properties officeooo:rsid="00327293"/>
    </style:style>
    <style:style style:name="T2" style:family="text">
      <style:text-properties officeooo:rsid="002c6bb6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c7c56" style:font-name-asian="Liberation Serif1" style:font-name-complex="Liberation Serif1"/>
    </style:style>
    <style:style style:name="T5" style:family="text">
      <style:text-properties style:font-name="Liberation Serif1" officeooo:rsid="001d3d98" style:font-name-asian="Liberation Serif1" style:font-name-complex="Liberation Serif1"/>
    </style:style>
    <style:style style:name="T6" style:family="text">
      <style:text-properties style:font-name="Liberation Serif1" officeooo:rsid="0014ab39" style:font-name-asian="Liberation Serif1" style:font-name-complex="Liberation Serif1"/>
    </style:style>
    <style:style style:name="T7" style:family="text">
      <style:text-properties style:font-name="Liberation Serif1" officeooo:rsid="001e150b" style:font-name-asian="Liberation Serif1" style:font-name-complex="Liberation Serif1"/>
    </style:style>
    <style:style style:name="T8" style:family="text">
      <style:text-properties style:font-name="Liberation Serif1" officeooo:rsid="001fb4c4" style:font-name-asian="Liberation Serif1" style:font-name-complex="Liberation Serif1"/>
    </style:style>
    <style:style style:name="T9" style:family="text">
      <style:text-properties style:font-name="Liberation Serif1" officeooo:rsid="0020143c" style:font-name-asian="Liberation Serif1" style:font-name-complex="Liberation Serif1"/>
    </style:style>
    <style:style style:name="T10" style:family="text">
      <style:text-properties style:font-name="Liberation Serif1" officeooo:rsid="0021da3f" style:font-name-asian="Liberation Serif1" style:font-name-complex="Liberation Serif1"/>
    </style:style>
    <style:style style:name="T11" style:family="text">
      <style:text-properties style:font-name="Liberation Serif1" officeooo:rsid="00378172" style:font-name-asian="Liberation Serif1" style:font-name-complex="Liberation Serif1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2454b3"/>
    </style:style>
    <style:style style:name="T15" style:family="text">
      <style:text-properties officeooo:rsid="0024ce0f"/>
    </style:style>
    <style:style style:name="T16" style:family="text">
      <style:text-properties officeooo:rsid="00255a65"/>
    </style:style>
    <style:style style:name="T17" style:family="text">
      <style:text-properties officeooo:rsid="0027d78c"/>
    </style:style>
    <style:style style:name="T18" style:family="text">
      <style:text-properties officeooo:rsid="00286f1e"/>
    </style:style>
    <style:style style:name="T19" style:family="text">
      <style:text-properties fo:font-size="8pt" style:text-underline-style="none" fo:font-weight="normal" officeooo:rsid="0018108d" style:font-size-asian="8pt" style:font-weight-asian="normal" style:font-size-complex="8pt" style:font-weight-complex="normal"/>
    </style:style>
    <style:style style:name="T20" style:family="text">
      <style:text-properties fo:font-size="8pt" style:text-underline-style="none" fo:font-weight="normal" officeooo:rsid="002dfddb" style:font-size-asian="8pt" style:font-weight-asian="normal" style:font-size-complex="8pt" style:font-weight-complex="normal"/>
    </style:style>
    <style:style style:name="T21" style:family="text">
      <style:text-properties fo:font-size="8pt" style:text-underline-style="none" fo:font-weight="normal" officeooo:rsid="00327293" style:font-size-asian="8pt" style:font-weight-asian="normal" style:font-size-complex="8pt" style:font-weight-complex="normal"/>
    </style:style>
    <style:style style:name="T22" style:family="text">
      <style:text-properties fo:font-size="8pt" style:text-underline-style="none" fo:font-weight="normal" officeooo:rsid="0018108d" fo:background-color="#ffff00" loext:char-shading-value="0" style:font-size-asian="8pt" style:font-weight-asian="normal" style:font-size-complex="8pt" style:font-weight-complex="normal"/>
    </style:style>
    <style:style style:name="T23" style:family="text">
      <style:text-properties fo:font-size="8pt" style:text-underline-style="none" fo:font-weight="normal" officeooo:rsid="002cc6f7" fo:background-color="#ffbf00" loext:char-shading-value="0" style:font-size-asian="8pt" style:font-weight-asian="normal" style:font-size-complex="8pt" style:font-weight-complex="normal"/>
    </style:style>
    <style:style style:name="T24" style:family="text">
      <style:text-properties fo:font-size="8pt" style:text-underline-style="none" fo:font-weight="normal" officeooo:rsid="002dfddb" fo:background-color="#b4c7dc" loext:char-shading-value="0" style:font-size-asian="8pt" style:font-weight-asian="normal" style:font-size-complex="8pt" style:font-weight-complex="normal"/>
    </style:style>
    <style:style style:name="T25" style:family="text">
      <style:text-properties fo:font-size="8pt" style:text-underline-style="none" fo:font-weight="normal" officeooo:rsid="002dfddb" fo:background-color="#77bc65" loext:char-shading-value="0" style:font-size-asian="8pt" style:font-weight-asian="normal" style:font-size-complex="8pt" style:font-weight-complex="normal"/>
    </style:style>
    <style:style style:name="T26" style:family="text">
      <style:text-properties officeooo:rsid="00342e9b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2454b3"/>
    </style:style>
    <style:style style:name="T29" style:family="text">
      <style:text-properties style:text-underline-style="none" officeooo:rsid="00342e9b"/>
    </style:style>
    <style:style style:name="T30" style:family="text">
      <style:text-properties style:text-underline-style="none" officeooo:rsid="003b9b19"/>
    </style:style>
    <style:style style:name="T31" style:family="text">
      <style:text-properties style:text-underline-style="none" officeooo:rsid="003d93f7"/>
    </style:style>
    <style:style style:name="T32" style:family="text">
      <style:text-properties officeooo:rsid="00358a8c"/>
    </style:style>
    <style:style style:name="T33" style:family="text">
      <style:text-properties officeooo:rsid="002454b3"/>
    </style:style>
    <style:style style:name="T34" style:family="text">
      <style:text-properties officeooo:rsid="003a5782"/>
    </style:style>
    <style:style style:name="T35" style:family="text">
      <style:text-properties officeooo:rsid="003b9b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ature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256079822800"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140255713012880">
                <table:table-cell table:style-name="Table4.A1" office:value-type="string">
                  <text:p text:style-name="P72">Context</text:p>
                </table:table-cell>
              </table:table-row>
            </table:table>
            <text:p text:style-name="P2"/>
          </table:table-cell>
          <table:table-cell table:style-name="Table1.B1" office:value-type="string">
            <table:table table:name="Table5" table:style-name="Table5">
              <table:table-column table:style-name="Table5.A"/>
              <table:table-row table:style-name="TableLine140255712845696">
                <table:table-cell table:style-name="Table5.A1" office:value-type="string">
                  <text:p text:style-name="P73">Subject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7" table:style-name="Table7">
              <table:table-column table:style-name="Table7.A" table:number-columns-repeated="9"/>
              <table:table-column table:style-name="Table7.J"/>
              <table:table-row table:style-name="TableLine140255713299152">
                <table:table-cell table:style-name="Table7.A1" office:value-type="string">
                  <text:p text:style-name="P67"/>
                </table:table-cell>
                <table:table-cell table:style-name="Table7.B1" office:value-type="string">
                  <text:p text:style-name="P67"/>
                </table:table-cell>
                <table:table-cell table:style-name="Table7.C1" office:value-type="string">
                  <text:p text:style-name="P67">/</text:p>
                </table:table-cell>
                <table:table-cell table:style-name="Table7.A1" office:value-type="string">
                  <text:p text:style-name="P67"/>
                </table:table-cell>
                <table:table-cell table:style-name="Table7.B1" office:value-type="string">
                  <text:p text:style-name="P67"/>
                </table:table-cell>
                <table:table-cell table:style-name="Table7.C1" office:value-type="string">
                  <text:p text:style-name="P67">/</text:p>
                </table:table-cell>
                <table:table-cell table:style-name="Table7.A1" office:value-type="string">
                  <text:p text:style-name="P68">2</text:p>
                </table:table-cell>
                <table:table-cell table:style-name="Table7.A1" office:value-type="string">
                  <text:p text:style-name="P68">0</text:p>
                </table:table-cell>
                <table:table-cell table:style-name="Table7.A1" office:value-type="string">
                  <text:p text:style-name="P68">2</text:p>
                </table:table-cell>
                <table:table-cell table:style-name="Table7.B1" office:value-type="string">
                  <text:p text:style-name="P72">2</text:p>
                </table:table-cell>
              </table:table-row>
            </table:table>
            <text:p text:style-name="Table_20_Contents"/>
          </table:table-cell>
        </table:table-row>
      </table:table>
      <text:p text:style-name="P65"/>
      <table:table table:name="Table2" table:style-name="Table2">
        <table:table-column table:style-name="Table2.A"/>
        <table:table-row table:style-name="TableLine140256080203264">
          <table:table-cell table:style-name="Table2.A1" office:value-type="string">
            <text:p text:style-name="P60">User Story, <text:span text:style-name="T35">Discussions and Brain Storming</text:span><text:span text:style-name="T30"> </text:span><text:span text:style-name="T19">Highlight: </text:span><text:span text:style-name="T22">Entities</text:span><text:span text:style-name="T19">, </text:span><text:span text:style-name="T23">ValueObjects</text:span><text:span text:style-name="T19">, </text:span><text:span text:style-name="T24">Request</text:span><text:span text:style-name="T20">, </text:span><text:span text:style-name="T25">Response</text:span><text:span text:style-name="T20"> </text:span><text:span text:style-name="T21">&amp; DTOs.</text:span></text:p>
          </table:table-cell>
        </table:table-row>
        <table:table-row table:style-name="Table2.2">
          <table:table-cell table:style-name="Table2.A2" office:value-type="string">
            <text:p text:style-name="P51"/>
          </table:table-cell>
        </table:table-row>
      </table:table>
      <text:p text:style-name="P66"/>
      <table:table table:name="Table24" table:style-name="Table24">
        <table:table-column table:style-name="Table24.A"/>
        <table:table-column table:style-name="Table24.B"/>
        <table:table-row table:style-name="TableLine140256079966112">
          <table:table-cell table:style-name="Table24.A1" office:value-type="string">
            <text:p text:style-name="P59">Project Structure</text:p>
          </table:table-cell>
          <table:table-cell table:style-name="Table24.B1" office:value-type="string"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 table:style-name="TableLine140256080666688">
                <table:table-cell table:style-name="Table25.A1" office:value-type="string">
                  <text:p text:style-name="P23">□ <text:s/><text:span text:style-name="T26">Essential</text:span><text:span text:style-name="T28">.</text:span></text:p>
                </table:table-cell>
                <table:table-cell table:style-name="Table25.A1" office:value-type="string">
                  <text:p text:style-name="P75">□<text:span text:style-name="T27"> </text:span><text:span text:style-name="T29">Business.</text:span></text:p>
                </table:table-cell>
                <table:table-cell table:style-name="Table25.A1" office:value-type="string">
                  <text:p text:style-name="P75"><text:span text:style-name="T29">□ </text:span><text:span text:style-name="T31">Complex</text:span><text:span text:style-name="T29">.</text:span></text:p>
                </table:table-cell>
              </table:table-row>
            </table:table>
            <text:p text:style-name="P63"/>
          </table:table-cell>
        </table:table-row>
        <table:table-row table:style-name="TableLine140256079947600">
          <table:table-cell table:style-name="Table24.A2" table:number-columns-spanned="2" office:value-type="string">
            <text:p text:style-name="P25">□ <text:span text:style-name="T32">Run unit test.</text:span></text:p>
            <text:p text:style-name="P25"/>
            <text:p text:style-name="P25"/>
          </table:table-cell>
          <table:covered-table-cell/>
        </table:table-row>
        <table:table-row table:style-name="TableLine140255713284640">
          <table:table-cell table:style-name="Table24.A3" table:number-columns-spanned="2" office:value-type="string">
            <text:p text:style-name="P25">□ <text:span text:style-name="T26">Added page name in</text:span></text:p>
            <text:p text:style-name="P25">□ <text:span text:style-name="T26">Added page view model file in</text:span></text:p>
            <text:p text:style-name="P25">□ <text:span text:style-name="T26">Added page view file in </text:span></text:p>
            <text:p text:style-name="P25"/>
            <text:p text:style-name="P25"/>
            <text:p text:style-name="P25"/>
          </table:table-cell>
          <table:covered-table-cell/>
        </table:table-row>
      </table:table>
      <text:p text:style-name="P69"/>
      <table:table table:name="Table8" table:style-name="Table8">
        <table:table-column table:style-name="Table8.A"/>
        <table:table-column table:style-name="Table8.B"/>
        <table:table-row table:style-name="TableLine140255713447264">
          <table:table-cell table:style-name="Table8.A1" office:value-type="string">
            <text:p text:style-name="P58">UserApplication Testing</text:p>
          </table:table-cell>
          <table:table-cell table:style-name="Table8.B1" office:value-type="string">
            <table:table table:name="Table10" table:style-name="Table10">
              <table:table-column table:style-name="Table10.A" table:number-columns-repeated="3"/>
              <table:table-row table:style-name="TableLine140255713208768">
                <table:table-cell table:style-name="Table10.A1" office:value-type="string">
                  <text:p text:style-name="P27">□ <text:s/><text:span text:style-name="T33">Unit Tested.</text:span></text:p>
                </table:table-cell>
                <table:table-cell table:style-name="Table10.A1" office:value-type="string">
                  <text:p text:style-name="P27">□ <text:span text:style-name="T33">Acceptable.</text:span></text:p>
                </table:table-cell>
                <table:table-cell table:style-name="Table10.A1" office:value-type="string">
                  <text:p text:style-name="P27">□ <text:span text:style-name="T33">Committed.</text:span></text:p>
                </table:table-cell>
              </table:table-row>
            </table:table>
            <text:p text:style-name="P64"/>
          </table:table-cell>
        </table:table-row>
        <table:table-row table:style-name="TableLine140255713278288">
          <table:table-cell table:style-name="Table8.A2" table:number-columns-spanned="2" office:value-type="string">
            <text:p text:style-name="P52"/>
          </table:table-cell>
          <table:covered-table-cell/>
        </table:table-row>
        <table:table-row table:style-name="TableLine140256380335424">
          <table:table-cell table:style-name="Table8.A3" office:value-type="string">
            <text:p text:style-name="P11">Project: “~/UserApplication/Test/”</text:p>
          </table:table-cell>
          <table:table-cell table:style-name="Table8.B3" office:value-type="string">
            <text:p text:style-name="P11">Project: “~/UserApplication/Test/Integration”</text:p>
          </table:table-cell>
        </table:table-row>
        <table:table-row table:style-name="TableLine140256380458096">
          <table:table-cell table:style-name="Table8.A4" office:value-type="string">
            <text:p text:style-name="P24">□ <text:s/><text:span text:style-name="T26">Successful request.</text:span></text:p>
            <text:p text:style-name="P24">□ <text:s/><text:span text:style-name="T26">Server communication failure.</text:span></text:p>
            <text:p text:style-name="P24">□ <text:s/><text:span text:style-name="T26">Invalid properties.</text:span></text:p>
            <text:p text:style-name="P24">□ <text:s/><text:span text:style-name="T26">Invalid commands.</text:span></text:p>
            <text:p text:style-name="P24">□ <text:s/></text:p>
          </table:table-cell>
          <table:table-cell table:style-name="Table8.B4" office:value-type="string">
            <text:p text:style-name="P24">□ <text:s/><text:span text:style-name="T26">Successful request.</text:span></text:p>
            <text:p text:style-name="P24">□ <text:s/><text:span text:style-name="T26">Unauthorized.</text:span></text:p>
            <text:p text:style-name="P24">□ <text:s/><text:span text:style-name="T26">Business not allow.</text:span></text:p>
            <text:p text:style-name="P24">□ <text:s/><text:span text:style-name="T26">Each http response as ticked in controller table.</text:span></text:p>
            <text:p text:style-name="P24">□ <text:s/></text:p>
          </table:table-cell>
        </table:table-row>
      </table:table>
      <text:p text:style-name="P70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140256380125552">
          <table:table-cell table:style-name="Table15.A1" office:value-type="string">
            <text:p text:style-name="P54">Controller</text:p>
          </table:table-cell>
          <table:table-cell table:style-name="Table15.B1" office:value-type="string">
            <text:p text:style-name="P46">Version</text:p>
          </table:table-cell>
          <table:table-cell table:style-name="Table15.C1" office:value-type="string">
            <table:table table:name="Table19" table:style-name="Table19">
              <table:table-column table:style-name="Table19.A"/>
              <table:table-row table:style-name="TableLine140256380196144">
                <table:table-cell table:style-name="Table19.A1" office:value-type="string">
                  <text:p text:style-name="P53"/>
                </table:table-cell>
              </table:table-row>
            </table:table>
            <text:p text:style-name="P48"/>
          </table:table-cell>
        </table:table-row>
        <table:table-row table:style-name="TableLine140256080533744">
          <table:table-cell table:style-name="Table15.A2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140256079900240">
                <table:table-cell table:style-name="Table6.A1" office:value-type="string">
                  <text:p text:style-name="P9">Route<text:note text:id="ftn1" text:note-class="footnote"><text:note-citation>1</text:note-citation><text:note-body><text:p text:style-name="P74">As wrote in “~/SharedKernel/Api.cs”.</text:p></text:note-body></text:note></text:p>
                </table:table-cell>
                <table:table-cell table:style-name="Table6.B1" table:number-columns-spanned="2" office:value-type="string">
                  <table:table table:name="Table9" table:style-name="Table9">
                    <table:table-column table:style-name="Table9.A"/>
                    <table:table-row table:style-name="TableLine140256079802112">
                      <table:table-cell table:style-name="Table9.A1" office:value-type="string">
                        <text:p text:style-name="P6"/>
                      </table:table-cell>
                    </table:table-row>
                  </table:table>
                  <text:p text:style-name="P6"/>
                </table:table-cell>
                <table:covered-table-cell/>
              </table:table-row>
              <table:table-row table:style-name="TableLine140255712905328">
                <table:table-cell table:style-name="Table6.A2" table:number-columns-spanned="2" office:value-type="string">
                  <text:p text:style-name="P7"><text:soft-page-break/><text:span text:style-name="T12">Request/</text:span><text:span text:style-name="T13">Query</text:span></text:p>
                  <table:table table:name="Table11" table:style-name="Table11">
                    <table:table-column table:style-name="Table11.A"/>
                    <table:table-column table:style-name="Table11.B"/>
                    <table:table-row table:style-name="TableLine140256080201104">
                      <table:table-cell table:style-name="Table11.A1" table:number-columns-spanned="2" office:value-type="string">
                        <text:p text:style-name="P44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140256080426096">
                            <table:table-cell table:style-name="Table21.A1" table:number-rows-spanned="2" office:value-type="string">
                              <text:p text:style-name="P36"><text:span text:style-name="T3">□ <text:s/></text:span><text:span text:style-name="T10">Application</text:span></text:p>
                            </table:table-cell>
                            <table:table-cell table:style-name="Table21.B1" office:value-type="string">
                              <text:p text:style-name="P36"><text:span text:style-name="T3">□ </text:span><text:span text:style-name="T10">Json</text:span></text:p>
                            </table:table-cell>
                            <table:table-cell table:style-name="Table21.B1" office:value-type="string">
                              <text:p text:style-name="P36"><text:span text:style-name="T3">□ </text:span><text:span text:style-name="T10">Octet</text:span></text:p>
                            </table:table-cell>
                            <table:table-cell table:style-name="Table21.B1" office:value-type="string">
                              <text:p text:style-name="P36"><text:span text:style-name="T3">□ </text:span><text:span text:style-name="T10">Pdf</text:span></text:p>
                            </table:table-cell>
                            <table:table-cell table:style-name="Table21.B1" office:value-type="string">
                              <text:p text:style-name="P36"><text:span text:style-name="T3">□ </text:span><text:span text:style-name="T10">Rtf</text:span></text:p>
                            </table:table-cell>
                          </table:table-row>
                          <table:table-row table:style-name="TableLine140255713160544">
                            <table:covered-table-cell table:style-name="Table21.A1"/>
                            <table:table-cell table:style-name="Table21.B2" office:value-type="string">
                              <text:p text:style-name="P36"><text:span text:style-name="T3">□ </text:span><text:span text:style-name="T10">Soap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Xml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Zip</text:span></text:p>
                            </table:table-cell>
                            <table:table-cell table:style-name="Table21.B2" office:value-type="string">
                              <text:p text:style-name="P36"/>
                            </table:table-cell>
                          </table:table-row>
                          <table:table-row table:style-name="TableLine140255712996240">
                            <table:table-cell table:style-name="Table21.B2" office:value-type="string">
                              <text:p text:style-name="P36"><text:span text:style-name="T3">□ <text:s/></text:span><text:span text:style-name="T10">Image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Gif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Jpeg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Tiff</text:span></text:p>
                            </table:table-cell>
                            <table:table-cell table:style-name="Table21.B2" office:value-type="string">
                              <text:p text:style-name="P36"/>
                            </table:table-cell>
                          </table:table-row>
                          <table:table-row table:style-name="TableLine140255713172352">
                            <table:table-cell table:style-name="Table21.B2" office:value-type="string">
                              <text:p text:style-name="P36"><text:span text:style-name="T3">□ <text:s/></text:span><text:span text:style-name="T10">Text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Html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Plain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Rich Text</text:span></text:p>
                            </table:table-cell>
                            <table:table-cell table:style-name="Table21.B2" office:value-type="string">
                              <text:p text:style-name="P36"><text:span text:style-name="T3">□ </text:span><text:span text:style-name="T10">Xml</text:span></text:p>
                            </table:table-cell>
                          </table:table-row>
                          <table:table-row table:style-name="TableLine140255713086896">
                            <table:table-cell table:style-name="Table21.B2" office:value-type="string">
                              <text:p text:style-name="P18">□ <text:s/></text:p>
                            </table:table-cell>
                            <table:table-cell table:style-name="Table21.B2" table:number-columns-spanned="4" office:value-type="string">
                              <text:p text:style-name="P39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71"/>
                      </table:table-cell>
                      <table:covered-table-cell/>
                    </table:table-row>
                    <table:table-row table:style-name="TableLine140255713315856">
                      <table:table-cell table:style-name="Table11.A2" office:value-type="string">
                        <text:p text:style-name="P40"><text:span text:style-name="T6">□ <text:s/></text:span><text:span text:style-name="T11">DTO</text:span><text:span text:style-name="T9"> Type</text:span></text:p>
                      </table:table-cell>
                      <table:table-cell table:style-name="Table11.B2" table:number-rows-spanned="2" office:value-type="string">
                        <text:p text:style-name="P37"/>
                      </table:table-cell>
                    </table:table-row>
                    <table:table-row table:style-name="TableLine140256380520464">
                      <table:table-cell table:style-name="Table11.B2" office:value-type="string">
                        <text:p text:style-name="P41"><text:span text:style-name="T3">□ <text:s/></text:span><text:span text:style-name="T9">Query Args.</text:span></text:p>
                      </table:table-cell>
                      <table:covered-table-cell table:style-name="Table11.B2"/>
                    </table:table-row>
                    <table:table-row table:style-name="TableLine140256080614016">
                      <table:table-cell table:style-name="Table11.A2" table:number-columns-spanned="2" office:value-type="string">
                        <text:p text:style-name="P45">Request Type</text:p>
                        <table:table table:name="Table22" table:style-name="Table22">
                          <table:table-column table:style-name="Table22.A" table:number-columns-repeated="3"/>
                          <table:table-row table:style-name="TableLine140255712979968">
                            <table:table-cell table:style-name="Table22.A1" office:value-type="string">
                              <text:p text:style-name="P49"><text:span text:style-name="T3">□ <text:s/></text:span><text:span text:style-name="T7">GET</text:span></text:p>
                            </table:table-cell>
                            <table:table-cell table:style-name="Table22.A1" office:value-type="string">
                              <text:p text:style-name="P49"><text:span text:style-name="T3">□ <text:s/></text:span><text:span text:style-name="T7">POST</text:span></text:p>
                            </table:table-cell>
                            <table:table-cell table:style-name="Table22.A1" office:value-type="string">
                              <text:p text:style-name="P49"><text:span text:style-name="T3">□ <text:s/></text:span><text:span text:style-name="T8">PUT</text:span></text:p>
                            </table:table-cell>
                          </table:table-row>
                          <table:table-row table:style-name="TableLine140255713330000">
                            <table:table-cell table:style-name="Table22.A1" office:value-type="string">
                              <text:p text:style-name="P49"><text:span text:style-name="T3">□ <text:s/></text:span><text:span text:style-name="T8">PATCH</text:span></text:p>
                            </table:table-cell>
                            <table:table-cell table:style-name="Table22.A1" office:value-type="string">
                              <text:p text:style-name="P49"><text:span text:style-name="T3">□ <text:s/></text:span><text:span text:style-name="T11">HEAD</text:span></text:p>
                            </table:table-cell>
                            <table:table-cell table:style-name="Table22.A1" office:value-type="string">
                              <text:p text:style-name="P49"><text:span text:style-name="T3">□ <text:s/></text:span><text:span text:style-name="T8">DELETE</text:span></text:p>
                            </table:table-cell>
                          </table:table-row>
                        </table:table>
                        <text:p text:style-name="P42"/>
                      </table:table-cell>
                      <table:covered-table-cell/>
                    </table:table-row>
                  </table:table>
                  <text:p text:style-name="P5"/>
                </table:table-cell>
                <table:covered-table-cell/>
                <table:table-cell table:style-name="Table6.C2" office:value-type="string">
                  <text:p text:style-name="P10">Response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140255712985888">
                      <table:table-cell table:style-name="Table17.A1" table:number-columns-spanned="2" office:value-type="string">
                        <text:p text:style-name="P43">Mime Type</text:p>
                        <table:table table:name="Table20" table:style-name="Table20">
                          <table:table-column table:style-name="Table20.A"/>
                          <table:table-column table:style-name="Table20.B"/>
                          <table:table-column table:style-name="Table20.C"/>
                          <table:table-column table:style-name="Table20.D"/>
                          <table:table-column table:style-name="Table20.E"/>
                          <table:table-row table:style-name="TableLine140256110917600">
                            <table:table-cell table:style-name="Table20.A1" table:number-rows-spanned="2" office:value-type="string">
                              <text:p text:style-name="P36"><text:span text:style-name="T3">□ <text:s/></text:span><text:span text:style-name="T10">Application</text:span></text:p>
                            </table:table-cell>
                            <table:table-cell table:style-name="Table20.B1" office:value-type="string">
                              <text:p text:style-name="P36"><text:span text:style-name="T3">□ </text:span><text:span text:style-name="T10">Json</text:span></text:p>
                            </table:table-cell>
                            <table:table-cell table:style-name="Table20.B1" office:value-type="string">
                              <text:p text:style-name="P36"><text:span text:style-name="T3">□ </text:span><text:span text:style-name="T10">Octet</text:span></text:p>
                            </table:table-cell>
                            <table:table-cell table:style-name="Table20.B1" office:value-type="string">
                              <text:p text:style-name="P36"><text:span text:style-name="T3">□ </text:span><text:span text:style-name="T10">Pdf</text:span></text:p>
                            </table:table-cell>
                            <table:table-cell table:style-name="Table20.B1" office:value-type="string">
                              <text:p text:style-name="P36"><text:span text:style-name="T3">□ </text:span><text:span text:style-name="T10">Rtf</text:span></text:p>
                            </table:table-cell>
                          </table:table-row>
                          <table:table-row table:style-name="TableLine140256233192000">
                            <table:covered-table-cell table:style-name="Table20.A1"/>
                            <table:table-cell table:style-name="Table20.B2" office:value-type="string">
                              <text:p text:style-name="P36"><text:span text:style-name="T3">□ </text:span><text:span text:style-name="T10">Soap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Xml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Zip</text:span></text:p>
                            </table:table-cell>
                            <table:table-cell table:style-name="Table20.B2" office:value-type="string">
                              <text:p text:style-name="P36"/>
                            </table:table-cell>
                          </table:table-row>
                          <table:table-row table:style-name="TableLine140255713078368">
                            <table:table-cell table:style-name="Table20.B2" office:value-type="string">
                              <text:p text:style-name="P36"><text:span text:style-name="T3">□ <text:s/></text:span><text:span text:style-name="T10">Image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Gif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Jpeg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Tiff</text:span></text:p>
                            </table:table-cell>
                            <table:table-cell table:style-name="Table20.B2" office:value-type="string">
                              <text:p text:style-name="P36"/>
                            </table:table-cell>
                          </table:table-row>
                          <table:table-row table:style-name="TableLine140255712841728">
                            <table:table-cell table:style-name="Table20.B2" office:value-type="string">
                              <text:p text:style-name="P36"><text:span text:style-name="T3">□ <text:s/></text:span><text:span text:style-name="T10">Text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Html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Plain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Rich Text</text:span></text:p>
                            </table:table-cell>
                            <table:table-cell table:style-name="Table20.B2" office:value-type="string">
                              <text:p text:style-name="P36"><text:span text:style-name="T3">□ </text:span><text:span text:style-name="T10">Xml</text:span></text:p>
                            </table:table-cell>
                          </table:table-row>
                          <table:table-row table:style-name="TableLine140255713052080">
                            <table:table-cell table:style-name="Table20.B2" office:value-type="string">
                              <text:p text:style-name="P18">□ <text:s/></text:p>
                            </table:table-cell>
                            <table:table-cell table:style-name="Table20.B2" table:number-columns-spanned="4" office:value-type="string">
                              <text:p text:style-name="P38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43"/>
                      </table:table-cell>
                      <table:covered-table-cell/>
                    </table:table-row>
                    <table:table-row table:style-name="TableLine140255712954768">
                      <table:table-cell table:style-name="Table17.A2" office:value-type="string">
                        <text:p text:style-name="P40"><text:span text:style-name="T6">□ <text:s/></text:span><text:span text:style-name="T11">DTO</text:span> Type</text:p>
                      </table:table-cell>
                      <table:table-cell table:style-name="Table17.A2" office:value-type="string">
                        <text:p text:style-name="P37"/>
                      </table:table-cell>
                    </table:table-row>
                    <table:table-row table:style-name="TableLine140255713240304">
                      <table:table-cell table:style-name="Table17.A3" table:number-columns-spanned="2" office:value-type="string">
                        <table:table table:name="Table18" table:style-name="Table18">
                          <table:table-column table:style-name="Table18.A" table:number-columns-repeated="3"/>
                          <table:table-row table:style-name="TableLine140256380518304">
                            <table:table-cell table:style-name="Table18.A1" office:value-type="string">
                              <text:p text:style-name="P35"><text:span text:style-name="T3">□ <text:s/></text:span><text:span text:style-name="T4">200 Ok</text:span></text:p>
                            </table:table-cell>
                            <table:table-cell table:style-name="Table18.A1" office:value-type="string">
                              <text:p text:style-name="P35"><text:span text:style-name="T4">□ 400 Bad Re</text:span><text:span text:style-name="T5">quest</text:span></text:p>
                            </table:table-cell>
                            <table:table-cell table:style-name="Table18.A1" office:value-type="string">
                              <text:p text:style-name="P35"><text:span text:style-name="T4">□ 406 Not Ac</text:span><text:span text:style-name="T5">cept</text:span><text:span text:style-name="T8">able</text:span></text:p>
                            </table:table-cell>
                          </table:table-row>
                          <table:table-row table:style-name="TableLine140256379718384">
                            <table:table-cell table:style-name="Table18.A1" office:value-type="string">
                              <text:p text:style-name="P16">□ <text:s/>201 Created</text:p>
                            </table:table-cell>
                            <table:table-cell table:style-name="Table18.A1" office:value-type="string">
                              <text:p text:style-name="P16">□ 401 Unauthorized</text:p>
                            </table:table-cell>
                            <table:table-cell table:style-name="Table18.A1" office:value-type="string">
                              <text:p text:style-name="P16">□ 409 Conflict</text:p>
                            </table:table-cell>
                          </table:table-row>
                          <table:table-row table:style-name="TableLine140256380570944">
                            <table:table-cell table:style-name="Table18.A1" office:value-type="string">
                              <text:p text:style-name="P35"><text:span text:style-name="T4">□ <text:s/>202 </text:span><text:span text:style-name="T5">Accepted</text:span></text:p>
                            </table:table-cell>
                            <table:table-cell table:style-name="Table18.A1" office:value-type="string">
                              <text:p text:style-name="P35"><text:span text:style-name="T4">□ 403 Forbi</text:span><text:span text:style-name="T5">dden</text:span></text:p>
                            </table:table-cell>
                            <table:table-cell table:style-name="Table18.A1" office:value-type="string">
                              <text:p text:style-name="P16">□ </text:p>
                            </table:table-cell>
                          </table:table-row>
                          <table:table-row table:style-name="TableLine140255713059024">
                            <table:table-cell table:style-name="Table18.A1" office:value-type="string">
                              <text:p text:style-name="P16">□ <text:s/>204 NoCon.</text:p>
                            </table:table-cell>
                            <table:table-cell table:style-name="Table18.A1" office:value-type="string">
                              <text:p text:style-name="P35"><text:span text:style-name="T4">□ 404 Not Fo</text:span><text:span text:style-name="T5">und</text:span></text:p>
                            </table:table-cell>
                            <table:table-cell table:style-name="Table18.A1" office:value-type="string">
                              <text:p text:style-name="P16">□ </text:p>
                            </table:table-cell>
                          </table:table-row>
                          <table:table-row table:style-name="TableLine140255712954496">
                            <table:table-cell table:style-name="Table18.A1" office:value-type="string">
                              <text:p text:style-name="P17">□ </text:p>
                            </table:table-cell>
                            <table:table-cell table:style-name="Table18.A1" office:value-type="string">
                              <text:p text:style-name="P17">□ </text:p>
                            </table:table-cell>
                            <table:table-cell table:style-name="Table18.A1" office:value-type="string">
                              <text:p text:style-name="P17">□ </text:p>
                            </table:table-cell>
                          </table:table-row>
                        </table:table>
                        <text:p text:style-name="P6"/>
                      </table:table-cell>
                      <table:covered-table-cell/>
                    </table:table-row>
                  </table:table>
                  <text:p text:style-name="P8"/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 table:style-name="TableLine140256080254672">
          <table:table-cell table:style-name="Table14.A1" office:value-type="string">
            <text:p text:style-name="P55">Application</text:p>
          </table:table-cell>
          <table:table-cell table:style-name="Table14.B1" office:value-type="string">
            <table:table table:name="Table28" table:style-name="Table28">
              <table:table-column table:style-name="Table28.A" table:number-columns-repeated="3"/>
              <table:table-row table:style-name="TableLine140256080533136">
                <table:table-cell table:style-name="Table28.A1" office:value-type="string">
                  <text:p text:style-name="P28">□ <text:s/><text:span text:style-name="T33">Unit Tested.</text:span></text:p>
                </table:table-cell>
                <table:table-cell table:style-name="Table28.A1" office:value-type="string">
                  <text:p text:style-name="P28">□ <text:span text:style-name="T33">Acceptable.</text:span></text:p>
                </table:table-cell>
                <table:table-cell table:style-name="Table28.A1" office:value-type="string">
                  <text:p text:style-name="P28">□ <text:span text:style-name="T33">Committed.</text:span></text:p>
                </table:table-cell>
              </table:table-row>
            </table:table>
            <text:p text:style-name="P61"/>
          </table:table-cell>
        </table:table-row>
        <table:table-row table:style-name="TableLine140256377318576">
          <table:table-cell table:style-name="Table14.A2" table:number-columns-spanned="2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Line140256120411184">
                <table:table-cell table:style-name="Table29.A1" office:value-type="string">
                  <text:p text:style-name="P47">Action</text:p>
                </table:table-cell>
                <table:table-cell table:style-name="Table29.B1" office:value-type="string">
                  <text:p text:style-name="P47">Instructions</text:p>
                </table:table-cell>
              </table:table-row>
              <table:table-row table:style-name="TableLine140256111025456">
                <table:table-cell table:style-name="Table29.A2" office:value-type="string">
                  <text:p text:style-name="P20">□ <text:span text:style-name="T15">Create Command/Query.</text:span></text:p>
                </table:table-cell>
                <table:table-cell table:style-name="Table29.B2" office:value-type="string">
                  <text:p text:style-name="P50">Respect Request/Response/Query DTOs.</text:p>
                </table:table-cell>
              </table:table-row>
              <table:table-row table:style-name="TableLine140256376578368">
                <table:table-cell table:style-name="Table29.A2" office:value-type="string">
                  <text:p text:style-name="P20">□ <text:span text:style-name="T15">Create Handler.</text:span></text:p>
                </table:table-cell>
                <table:table-cell table:style-name="Table29.B2" office:value-type="string">
                  <text:p text:style-name="P50">Create Only Function Signature, define DI as required in constructor.</text:p>
                </table:table-cell>
              </table:table-row>
              <table:table-row table:style-name="TableLine140256102930640">
                <table:table-cell table:style-name="Table29.A2" office:value-type="string">
                  <text:p text:style-name="P20">□ <text:span text:style-name="T15">Create </text:span><text:span text:style-name="T16">Basic</text:span><text:span text:style-name="T15"> Unit Tests.</text:span></text:p>
                </table:table-cell>
                <table:table-cell table:style-name="Table29.B2" office:value-type="string">
                  <text:p text:style-name="P50">Must test successful scenario along with failure scenarios.</text:p>
                </table:table-cell>
              </table:table-row>
              <table:table-row table:style-name="TableLine140256110792592">
                <table:table-cell table:style-name="Table29.A2" office:value-type="string">
                  <text:p text:style-name="P20">□ <text:span text:style-name="T15">Create Defensive Prog. Unit Tests.</text:span></text:p>
                </table:table-cell>
                <table:table-cell table:style-name="Table29.B2" office:value-type="string">
                  <text:p text:style-name="P50">Must check every parameter.</text:p>
                </table:table-cell>
              </table:table-row>
              <table:table-row table:style-name="TableLine140256110484752">
                <table:table-cell table:style-name="Table29.A2" office:value-type="string">
                  <text:p text:style-name="P21">□ <text:span text:style-name="T16">Implement Handler Logic to satisfy:</text:span></text:p>
                </table:table-cell>
                <table:table-cell table:style-name="Table29.B2" office:value-type="string">
                  <text:p text:style-name="P26">□ <text:span text:style-name="T16">Business Logic. </text:span>□ <text:span text:style-name="T16">Business Rules. </text:span>□ <text:span text:style-name="T16">Constraint. </text:span>□ ...</text:p>
                </table:table-cell>
              </table:table-row>
              <table:table-row table:style-name="TableLine140256111029760">
                <table:table-cell table:style-name="Table29.A2" office:value-type="string">
                  <text:p text:style-name="P21">□ <text:span text:style-name="T16">Ensure All Unit Tests Pass Successfully.</text:span></text:p>
                </table:table-cell>
                <table:table-cell table:style-name="Table29.B2" office:value-type="string">
                  <text:p text:style-name="P26"/>
                </table:table-cell>
              </table:table-row>
            </table:table>
            <text:p text:style-name="P13"/>
          </table:table-cell>
          <table:covered-table-cell/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Line140256377522944">
          <table:table-cell table:style-name="Table12.A1" office:value-type="string">
            <text:p text:style-name="P56">WebApi</text:p>
          </table:table-cell>
          <table:table-cell table:style-name="Table12.B1" office:value-type="string">
            <table:table table:name="Table13" table:style-name="Table13">
              <table:table-column table:style-name="Table13.A" table:number-columns-repeated="3"/>
              <table:table-row table:style-name="TableLine140256096611744">
                <table:table-cell table:style-name="Table13.A1" office:value-type="string">
                  <text:p text:style-name="P29">□ <text:s/><text:span text:style-name="T33">Unit Tested.</text:span></text:p>
                </table:table-cell>
                <table:table-cell table:style-name="Table13.A1" office:value-type="string">
                  <text:p text:style-name="P29">□ <text:span text:style-name="T33">Acceptable.</text:span></text:p>
                </table:table-cell>
                <table:table-cell table:style-name="Table13.A1" office:value-type="string">
                  <text:p text:style-name="P29">□ <text:span text:style-name="T33">Committed.</text:span></text:p>
                </table:table-cell>
              </table:table-row>
            </table:table>
            <text:p text:style-name="P62"/>
          </table:table-cell>
        </table:table-row>
        <table:table-row table:style-name="Table12.2">
          <table:table-cell table:style-name="Table12.A2" table:number-columns-spanned="2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Line140256097202736">
                <table:table-cell table:style-name="Table30.A1" office:value-type="string">
                  <text:p text:style-name="P22">□ <text:s/>AllowAnonymous<text:span text:style-name="T14">.</text:span></text:p>
                </table:table-cell>
                <table:table-cell table:style-name="Table30.A1" office:value-type="string">
                  <text:p text:style-name="P22">□ <text:s/><text:span text:style-name="T18">Require Policy:</text:span></text:p>
                </table:table-cell>
                <table:table-cell table:style-name="Table30.C1" office:value-type="string">
                  <table:table table:name="Table32" table:style-name="Table32">
                    <table:table-column table:style-name="Table32.A"/>
                    <table:table-row table:style-name="TableLine140256097460016">
                      <table:table-cell table:style-name="Table32.A1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7">Finalizing Feature</text:p>
          </table:table-cell>
        </table:table-row>
        <table:table-row table:style-name="TableLine140256102880464">
          <table:table-cell table:style-name="Table16.A2" office:value-type="string">
            <text:p text:style-name="P30">□ <text:span text:style-name="T17">Whole Project Unit Tests Passed Successfully.</text:span></text:p>
            <text:p text:style-name="P31">□ <text:span text:style-name="T34">Feature was live tested and was acceptable.</text:span></text:p>
            <text:p text:style-name="P30">□ <text:span text:style-name="T17">Bugs and Todos was reported.</text:span></text:p>
            <text:p text:style-name="P30">□ <text:span text:style-name="T17">Feature is acceptable in general.</text:span></text:p>
            <text:p text:style-name="P30">□ <text:span text:style-name="T17">Source code merged into main branch.</text:span></text:p>
            <text:p text:style-name="P19"/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column table:style-name="Table31.D"/>
              <table:table-row table:style-name="TableLine140255713211712">
                <table:table-cell table:style-name="Table31.A1" office:value-type="string">
                  <text:p text:style-name="P32"/>
                </table:table-cell>
                <table:table-cell table:style-name="Table31.A1" office:value-type="string">
                  <text:p text:style-name="P34">Developer</text:p>
                </table:table-cell>
                <table:table-cell table:style-name="Table31.A1" office:value-type="string">
                  <text:p text:style-name="P34">Tester</text:p>
                </table:table-cell>
                <table:table-cell table:style-name="Table31.A1" office:value-type="string">
                  <text:p text:style-name="P34">Manager</text:p>
                </table:table-cell>
              </table:table-row>
              <table:table-row table:style-name="TableLine140256110694640">
                <table:table-cell table:style-name="Table31.A1" office:value-type="string">
                  <text:p text:style-name="P33">Name</text:p>
                </table:table-cell>
                <table:table-cell table:style-name="Table31.A1" office:value-type="string">
                  <text:p text:style-name="P32"/>
                </table:table-cell>
                <table:table-cell table:style-name="Table31.A1" office:value-type="string">
                  <text:p text:style-name="P32"/>
                </table:table-cell>
                <table:table-cell table:style-name="Table31.A1" office:value-type="string">
                  <text:p text:style-name="P32"/>
                </table:table-cell>
              </table:table-row>
              <table:table-row table:style-name="TableLine140256111211696">
                <table:table-cell table:style-name="Table31.A1" office:value-type="string">
                  <text:p text:style-name="P33">Signature</text:p>
                </table:table-cell>
                <table:table-cell table:style-name="Table31.A1" office:value-type="string">
                  <text:p text:style-name="P32"/>
                </table:table-cell>
                <table:table-cell table:style-name="Table31.A1" office:value-type="string">
                  <text:p text:style-name="P32"/>
                </table:table-cell>
                <table:table-cell table:style-name="Table31.A1" office:value-type="string">
                  <text:p text:style-name="P32"/>
                </table:table-cell>
              </table:table-row>
              <table:table-row table:style-name="TableLine140256111155664">
                <table:table-cell table:style-name="Table31.A1" office:value-type="string">
                  <text:p text:style-name="P33">Date</text:p>
                </table:table-cell>
                <table:table-cell table:style-name="Table31.A1" office:value-type="string">
                  <text:p text:style-name="P32"/>
                </table:table-cell>
                <table:table-cell table:style-name="Table31.A1" office:value-type="string">
                  <text:p text:style-name="P32"/>
                </table:table-cell>
                <table:table-cell table:style-name="Table31.A1" office:value-type="string">
                  <text:p text:style-name="P32"/>
                </table:table-cell>
              </table:table-row>
            </table:table>
            <text:p text:style-name="P1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327293"/>
    </style:style>
    <style:style style:name="MT2" style:family="text">
      <style:text-properties officeooo:rsid="002c6b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1.<text:span text:style-name="MT1">4</text:span> – <text:span text:style-name="MT2">WeeContro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2-05-27T14:16:47.908961510</dc:date>
    <meta:editing-duration>PT6H46M6S</meta:editing-duration>
    <meta:editing-cycles>14</meta:editing-cycles>
    <meta:generator>LibreOffice_Vanilla/7.2.5.2$MacOSX_X86_64 LibreOffice_project/499f9727c189e6ef3471021d6132d4c694f357e5</meta:generator>
    <meta:document-statistic meta:table-count="28" meta:image-count="0" meta:object-count="0" meta:page-count="2" meta:paragraph-count="139" meta:word-count="378" meta:character-count="2076" meta:non-whitespace-character-count="1789"/>
  </office:meta>
</office:document-meta>
</file>